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serializedAt=2015-02-05+02:00</text:p>
              <text:p>http://bit.ly/cedar#houseType=http://bit.ly/cedar#house-BewoondeSchepen</text:p>
              <text:p>http://www.w3.org/ns/openannotation/core/annotatedBy=cgm</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bit.ly/cedar#houseType=http://bit.ly/cedar#house-OverigeGebouwen</text:p>
            </office:annotation>
          </table:table-cell>
          <table:table-cell ns42:value-type="string" table:style-name="ce28" office:value-type="string">
            <text:p>Bewoonde schepen.</text:p>
            <office:annotation>
              <text:p>http://bit.ly/cedar#houseType=http://bit.ly/cedar#house-BewoondeSchepen</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bit.ly/cedar#residenceStatus=http://bit.ly/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bit.ly/cedar#residenceStatus=http://bit.ly/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serializedAt=2015-02-05+02:00</text:p>
              <text:p>http://bit.ly/cedar#houseType=http://bit.ly/cedar#house-BewoondeHuizen</text:p>
              <text:p>http://www.w3.org/ns/openannotation/core/annotatedBy=cgm</text:p>
            </office:annotation>
          </table:table-cell>
          <table:table-cell ns42:value-type="string" table:style-name="ce25" office:value-type="string">
            <text:p>Onbewoonde woonhuizen.</text:p>
            <office:annotation>
              <text:p>http://bit.ly/cedar#houseType=http://bit.ly/cedar#house-OnbewoondeHuizen</text:p>
            </office:annotation>
          </table:table-cell>
          <table:table-cell ns42:value-type="string" table:style-name="ce25" office:value-type="string">
            <text:p>Woonhuizen in aanbouw.</text:p>
            <office:annotation>
              <text:p>http://bit.ly/cedar#houseType=http://bit.ly/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bit.ly/cedar#residenceStatus=http://bit.ly/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bit.ly/cedar#residenceStatus=http://bit.ly/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bit.ly/cedar#Kom=http://bit.ly/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serializedAt=2015-02-05+02:00</text:p>
              <text:p>http://www.w3.org/ns/openannotation/core/annotatedBy=cgm</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serializedAt=2015-02-05+02:00</text:p>
              <text:p>http://www.w3.org/ns/openannotation/core/annotatedBy=cgm</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serializedAt=2015-02-05+02:00</text:p>
              <text:p>http://www.w3.org/ns/openannotation/core/annotatedBy=cgm</text:p>
            </office:annotation>
          </table:table-cell>
          <table:table-cell ns42:value-type="string" table:style-name="ce13" office:value-type="string">
            <text:p>Algemeen totaal</text:p>
            <office:annotation>
              <text:p>http://bit.ly/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serializedAt=2015-02-05+02:00</text:p>
              <text:p>http://www.w3.org/ns/openannotation/core/annotatedBy=cgm</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serializedAt=2015-02-05+02:00</text:p>
              <text:p>http://www.w3.org/ns/openannotation/core/annotatedBy=cgm</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serializedAt=2015-02-05+02:00</text:p>
              <text:p>http://www.w3.org/ns/openannotation/core/annotatedBy=cgm</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